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margin-left="0cm" fo:margin-right="0cm" fo:text-indent="0cm" style:auto-text-indent="false"/>
      <style:text-properties officeooo:rsid="000b4f26" officeooo:paragraph-rsid="000b4f26"/>
    </style:style>
    <style:style style:name="P2" style:family="paragraph" style:parent-style-name="normal">
      <style:paragraph-properties fo:margin-left="0cm" fo:margin-right="0cm" fo:text-indent="0cm" style:auto-text-indent="false"/>
      <style:text-properties fo:font-size="16pt" fo:font-weight="bold" officeooo:rsid="00103fe5" officeooo:paragraph-rsid="00103fe5" style:font-size-asian="16pt" style:font-weight-asian="bold" style:font-size-complex="16pt" style:font-weight-complex="bold"/>
    </style:style>
    <style:style style:name="P3" style:family="paragraph" style:parent-style-name="normal">
      <style:paragraph-properties fo:margin-left="0cm" fo:margin-right="0cm" fo:text-indent="0cm" style:auto-text-indent="false"/>
      <style:text-properties fo:font-size="16pt" fo:font-weight="bold" officeooo:rsid="00113b58" officeooo:paragraph-rsid="00113b58" style:font-size-asian="16pt" style:font-weight-asian="bold" style:font-size-complex="16pt" style:font-weight-complex="bold"/>
    </style:style>
    <style:style style:name="P4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size="24pt" fo:font-weight="bold" officeooo:rsid="00103fe5" officeooo:paragraph-rsid="00103fe5" style:font-size-asian="24pt" style:font-weight-asian="bold" style:font-size-complex="24pt" style:font-weight-complex="bold"/>
    </style:style>
    <style:style style:name="P5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size="24pt" fo:font-weight="bold" officeooo:rsid="00103fe5" officeooo:paragraph-rsid="0052aaaa" style:font-size-asian="24pt" style:font-weight-asian="bold" style:font-size-complex="24pt" style:font-weight-complex="bold"/>
    </style:style>
    <style:style style:name="P6" style:family="paragraph" style:parent-style-name="normal">
      <style:paragraph-properties fo:margin-left="0cm" fo:margin-right="0cm" fo:text-indent="0cm" style:auto-text-indent="false"/>
      <style:text-properties fo:font-size="12pt" fo:font-weight="normal" officeooo:rsid="00113b58" officeooo:paragraph-rsid="0039c68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line-height="108%" fo:orphans="0" fo:widows="0" fo:text-indent="0cm" style:auto-text-indent="false"/>
      <style:text-properties fo:font-size="12pt" fo:font-weight="normal" officeooo:rsid="00113b58" officeooo:paragraph-rsid="003ba702" style:font-size-asian="12pt" style:font-weight-asian="normal" style:font-size-complex="12pt" style:font-weight-complex="normal"/>
    </style:style>
    <style:style style:name="P8" style:family="paragraph" style:parent-style-name="normal">
      <style:paragraph-properties fo:margin-left="0cm" fo:margin-right="0cm" fo:text-indent="0cm" style:auto-text-indent="false"/>
      <style:text-properties fo:font-size="12pt" fo:font-weight="normal" officeooo:rsid="00103fe5" officeooo:paragraph-rsid="003ce668" style:font-size-asian="10.5pt" style:font-weight-asian="normal" style:font-size-complex="12pt" style:font-weight-complex="normal"/>
    </style:style>
    <style:style style:name="P9" style:family="paragraph" style:parent-style-name="normal">
      <style:paragraph-properties fo:margin-left="0cm" fo:margin-right="0cm" fo:text-indent="0cm" style:auto-text-indent="false"/>
      <style:text-properties fo:font-size="12pt" fo:font-weight="normal" officeooo:rsid="00113b58" officeooo:paragraph-rsid="00113b58" style:font-size-asian="10.5pt" style:font-weight-asian="normal" style:font-size-complex="12pt" style:font-weight-complex="normal"/>
    </style:style>
    <style:style style:name="P10" style:family="paragraph" style:parent-style-name="normal">
      <style:paragraph-properties fo:margin-left="0cm" fo:margin-right="0cm" fo:line-height="115%" fo:text-indent="0cm" style:auto-text-indent="false"/>
      <style:text-properties fo:font-size="12pt" fo:font-weight="normal" officeooo:rsid="000c3b20" officeooo:paragraph-rsid="004819c4" style:font-size-asian="10.5pt" style:font-weight-asian="normal" style:font-size-complex="12pt" style:font-weight-complex="normal"/>
    </style:style>
    <style:style style:name="P11" style:family="paragraph" style:parent-style-name="normal">
      <style:paragraph-properties fo:margin-left="0cm" fo:margin-right="0cm" fo:line-height="115%" fo:text-indent="0cm" style:auto-text-indent="false"/>
      <style:text-properties fo:font-size="12pt" fo:font-weight="normal" officeooo:rsid="000c3b20" officeooo:paragraph-rsid="00487668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fo:font-size="12pt" fo:language="pt" fo:country="BR" fo:font-weight="normal" officeooo:rsid="002134ce" officeooo:paragraph-rsid="002134ce" style:font-size-asian="12pt" style:font-weight-asian="normal" style:font-size-complex="12pt" style:font-weight-complex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fo:font-size="12pt" fo:language="pt" fo:country="BR" fo:font-weight="normal" officeooo:rsid="002ef4b4" officeooo:paragraph-rsid="00255569" style:font-size-asian="12pt" style:font-weight-asian="normal" style:font-size-complex="12pt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 fo:padding="0cm" fo:border="none"/>
      <style:text-properties fo:language="pt" fo:country="BR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 fo:padding="0cm" fo:border="none"/>
      <style:text-properties fo:language="pt" fo:country="BR" officeooo:paragraph-rsid="0058d2ee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 fo:padding="0cm" fo:border="none"/>
      <style:text-properties fo:language="pt" fo:country="BR" officeooo:paragraph-rsid="00563aa8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fo:language="pt" fo:country="BR" officeooo:rsid="000b4f26" officeooo:paragraph-rsid="00113b58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 fo:padding="0cm" fo:border="none"/>
      <style:text-properties officeooo:paragraph-rsid="00563aa8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officeooo:paragraph-rsid="001a408f"/>
    </style:style>
    <style:style style:name="P20" style:family="paragraph" style:parent-style-name="normal">
      <style:paragraph-properties fo:margin-left="0cm" fo:margin-right="0cm" fo:line-height="115%" fo:text-indent="0cm" style:auto-text-indent="false"/>
      <style:text-properties fo:font-size="12pt" fo:font-weight="normal" officeooo:rsid="000c3b20" officeooo:paragraph-rsid="004819c4" style:font-size-asian="10.5pt" style:font-weight-asian="normal" style:font-size-complex="12pt" style:font-weight-complex="normal"/>
    </style:style>
    <style:style style:name="P21" style:family="paragraph" style:parent-style-name="normal">
      <style:paragraph-properties fo:margin-left="0cm" fo:margin-right="0cm" fo:line-height="100%" fo:text-indent="0cm" style:auto-text-indent="false"/>
      <style:text-properties officeooo:rsid="000b4f26" officeooo:paragraph-rsid="001a408f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 fo:padding="0cm" fo:border="none"/>
      <style:text-properties fo:language="pt" fo:country="BR" officeooo:paragraph-rsid="00563aa8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fo:language="pt" fo:country="BR" officeooo:rsid="000b4f26" officeooo:paragraph-rsid="001a408f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 fo:padding="0cm" fo:border="none"/>
    </style:style>
    <style:style style:name="T1" style:family="text">
      <style:text-properties officeooo:rsid="00103f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ba702" style:font-style-asian="italic" style:font-style-complex="italic"/>
    </style:style>
    <style:style style:name="T4" style:family="text">
      <style:text-properties officeooo:rsid="003ce668"/>
    </style:style>
    <style:style style:name="T5" style:family="text">
      <style:text-properties officeooo:rsid="004819c4"/>
    </style:style>
    <style:style style:name="T6" style:family="text">
      <style:text-properties officeooo:rsid="00487668"/>
    </style:style>
    <style:style style:name="T7" style:family="text">
      <style:text-properties officeooo:rsid="004b5b26"/>
    </style:style>
    <style:style style:name="T8" style:family="text">
      <style:text-properties officeooo:rsid="0051835e"/>
    </style:style>
    <style:style style:name="T9" style:family="text">
      <style:text-properties officeooo:rsid="0052aaaa"/>
    </style:style>
    <style:style style:name="T10" style:family="text">
      <style:text-properties fo:language="pt" fo:country="BR" loext:padding="0cm" loext:border="none"/>
    </style:style>
    <style:style style:name="T11" style:family="text">
      <style:text-properties fo:language="pt" fo:country="BR" officeooo:rsid="00563aa8" loext:padding="0cm" loext:border="none"/>
    </style:style>
    <style:style style:name="T12" style:family="text">
      <style:text-properties fo:language="pt" fo:country="BR" officeooo:rsid="000b4f26" loext:padding="0cm" loext:border="none"/>
    </style:style>
    <style:style style:name="T13" style:family="text">
      <style:text-properties fo:language="pt" fo:country="BR" officeooo:rsid="00565b01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istema para </text:p>
      <text:p text:style-name="P5">Criação e Realização de Sorteios de Loteria <text:span text:style-name="T9">Personalizáveis</text:span></text:p>
      <text:p text:style-name="P1"/>
      <text:p text:style-name="P2">Requisitos Funcionais</text:p>
      <text:p text:style-name="P1"/>
      <text:p text:style-name="P12">[RF01] – Permitir aos usuários do sistema a criação e execução de sorteios personalizáveis(podem ser sorteados mais de uma vez).</text:p>
      <text:p text:style-name="P12"/>
      <text:p text:style-name="P14">[RF02] – Fornecer a todos os usuários a visualização de sorteios ativos e finalizados.</text:p>
      <text:p text:style-name="P14"/>
      <text:p text:style-name="P16">[RF03] – Realizar automaticamente sorteios nos períodos definidos.</text:p>
      <text:p text:style-name="P16"/>
      <text:p text:style-name="P18"><text:span text:style-name="T10">[RF0</text:span><text:span text:style-name="T11">4</text:span><text:span text:style-name="T10">] – Criar uma lista ou relatório com os vencedores para cada sorteio finalizado.</text:span></text:p>
      <text:p text:style-name="P16"/>
      <text:p text:style-name="P17">[RF05] – Notificar os vencedores de sorteios finalizados.</text:p>
      <text:p text:style-name="P17"/>
      <text:p text:style-name="P15">[RF06] – Possibilitar ao usuário o preenchimento e compra de bilhetes para um sorteio.</text:p>
      <text:p text:style-name="P15"/>
      <text:p text:style-name="P15">[RF07] – Mostrar uma visão geral dos bilhetes em sorteios ativos e finalizados.</text:p>
      <text:p text:style-name="P15"/>
      <text:p text:style-name="P14">[RF08] – Deve permitir a alteração dos números de bilhetes em sorteios ativos.</text:p>
      <text:p text:style-name="P14"/>
      <text:p text:style-name="P19"><text:span text:style-name="T12">[RF09] – Deve permitir fazer depósitos e saques com uma moeda</text:span><text:span text:style-name="T13"> </text:span><text:span text:style-name="T12">própria em uma conta particular do sistema.</text:span></text:p>
      <text:p text:style-name="P23"/>
      <text:p text:style-name="P14">[RF10] – Deve fazer um balanço da conta, mostrando o valor em depósito um resumo de todos os bilhetes comprados, sorteios vencidos e de sorteios realizados e seus prêmios.</text:p>
      <text:p text:style-name="P21"/>
      <text:p text:style-name="P3"><text:span text:style-name="T10">Requisitos não Funcionais</text:span> </text:p>
      <text:p text:style-name="P9"/>
      <text:p text:style-name="P13">[RNF01] – Sorteios ativos devem ocorrer sem atrasos e nos prazos estipulados.</text:p>
      <text:p text:style-name="P13"/>
      <text:p text:style-name="P14">[RNF02] – O relatório de vencedores deve ser feito sempre que um sorteio e realizado.</text:p>
      <text:p text:style-name="P14"/>
      <text:p text:style-name="P14">[RNF03] – Notificações aos vencedores devem ser dadas quando o cliente entra com sua conta e após a geração do relatório.</text:p>
      <text:p text:style-name="P14"/>
      <text:p text:style-name="P14">[RNF04] – O sistema deve ser fácil de usar.</text:p>
      <text:p text:style-name="P14"/>
      <text:p text:style-name="P14">[RNF05] – O sistema deve ser confiável e proteger informações pessoais dos clientes (vencedores e organizadores dos sorteios).</text:p>
      <text:p text:style-name="P14"><text:soft-page-break/></text:p>
      <text:p text:style-name="P14">[RNF06] – O sistema será codificado na linguagem Java, utilizando-se do paradigma orientado a objeto.</text:p>
      <text:p text:style-name="P14"/>
      <text:p text:style-name="P24"><text:span text:style-name="T10">[RNF07] – O sistema fara uso do MySQL Workbanch para armazenamento dos dados.</text:span></text:p>
      <text:p text:style-name="P6"/>
      <text:p text:style-name="P7"><text:span text:style-name="T2">Este documento com requisitos </text:span><text:span text:style-name="T3">e</text:span><text:span text:style-name="T2"> restrições </text:span><text:span text:style-name="T3">d</text:span><text:span text:style-name="T2">o sistema deve ser entregue atualizados e com todas as mudanças documentad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4T15:28:06.734312748</meta:creation-date>
    <dc:date>2023-03-10T11:38:41.238000000</dc:date>
    <meta:editing-duration>PT4H10M23S</meta:editing-duration>
    <meta:editing-cycles>64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22" meta:word-count="270" meta:character-count="1811" meta:non-whitespace-character-count="1544"/>
  </office:meta>
</office:document-meta>
</file>